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8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vertical-align="middle" loext:vertical-justify="auto"/>
    </style:style>
    <style:style style:name="ce55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6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wrap-option="wrap" style:vertical-align="middle" loext:vertical-justify="auto"/>
    </style:style>
    <style:style style:name="ce7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1" style:family="table-cell" style:parent-style-name="Default">
      <style:table-cell-properties fo:wrap-option="wrap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63"/>
        <table:table-column table:style-name="co4" table:default-cell-style-name="ce47"/>
        <table:table-column table:style-name="co4" table:default-cell-style-name="ce72"/>
        <table:table-column table:style-name="co4" table:number-columns-repeated="1009" table:default-cell-style-name="ce47"/>
        <table:table-column table:style-name="co4" table:number-columns-repeated="3" table:default-cell-style-name="ce54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5" office:value-type="float" office:value="61689" calcext:value-type="float">
            <text:p>61689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56" office:value-type="string" calcext:value-type="string">
            <text:p>20130619_XXXX</text:p>
          </table:table-cell>
          <table:table-cell table:style-name="ce59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0" office:value-type="string" calcext:value-type="string">
            <text:p>Note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1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59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59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62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59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59"/>
          <table:table-cell table:style-name="Default" table:number-columns-repeated="2"/>
          <table:table-cell table:style-name="ce72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59"/>
          <table:table-cell table:style-name="Default" table:number-columns-repeated="2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59"/>
          <table:table-cell table:style-name="Default"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59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08"/>
          <table:table-cell table:style-name="ce58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/>
          <table:table-cell table:style-name="ce57" table:number-columns-spanned="4" table:number-rows-spanned="1"/>
          <table:covered-table-cell table:number-columns-repeated="2"/>
          <table:covered-table-cell table:style-name="ce47"/>
          <table:table-cell table:style-name="ce72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65"/>
          <table:table-cell table:style-name="ce49"/>
          <table:table-cell table:style-name="ce73"/>
          <table:table-cell table:style-name="ce54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style-name="ce54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74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2"/>
          <table:table-cell table:style-name="ce67"/>
          <table:table-cell table:number-columns-repeated="2"/>
          <table:table-cell table:style-name="ce54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4"/>
          <table:table-cell table:number-columns-repeated="1011"/>
        </table:table-row>
        <table:table-row table:style-name="ro2">
          <table:table-cell table:number-columns-repeated="4"/>
          <table:table-cell table:style-name="ce7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08"/>
          <table:table-cell table:style-name="ce58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3"/>
          <table:table-cell table:number-columns-repeated="1016"/>
        </table:table-row>
        <table:table-row table:style-name="ro2">
          <table:table-cell table:style-name="ce50"/>
          <table:table-cell table:style-name="ce58"/>
          <table:table-cell table:style-name="ce71"/>
          <table:table-cell table:style-name="ce54"/>
          <table:table-cell table:style-name="ce75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66"/>
          <table:table-cell table:style-name="ce49"/>
          <table:table-cell table:style-name="ce73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66"/>
          <table:table-cell table:style-name="ce50"/>
          <table:table-cell table:style-name="ce57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4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4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4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29"/>
        <table:table-column table:style-name="co11" table:default-cell-style-name="ce16"/>
        <table:table-column table:style-name="co12" table:default-cell-style-name="ce16"/>
        <table:table-column table:style-name="co8" table:default-cell-style-name="ce29"/>
        <table:table-column table:style-name="co13" table:default-cell-style-name="ce16"/>
        <table:table-column table:style-name="co14" table:default-cell-style-name="ce16"/>
        <table:table-column table:style-name="co4" table:number-columns-repeated="1016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m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Obukhov length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u_star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friction veloc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tau</text:p>
          </table:table-cell>
          <table:table-cell table:style-name="ce20" office:value-type="string" calcext:value-type="string">
            <text:p>kg/(m s^2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omentum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Fc_wpl</text:p>
          </table:table-cell>
          <table:table-cell table:style-name="ce20" office:value-type="string" calcext:value-type="string">
            <text:p>mg/(m^2 s)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CO2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E_wpl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latent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W/m^2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ensible heat flux</text:p>
          </table:table-cell>
          <table:table-cell table:style-name="ce20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Ts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Ts_Std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sonic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Tc_Avg</text:p>
          </table:table-cell>
          <table:table-cell table:style-name="ce20" office:value-type="string" calcext:value-type="string">
            <text:p>C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mean 'corrected' sonic temp.</text:p>
          </table:table-cell>
          <table:table-cell table:style-name="ce36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Uz_St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std. dev. of vertical wind speed</text:p>
          </table:table-cell>
          <table:table-cell table:style-name="ce20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rslt_wnd_spd</text:p>
          </table:table-cell>
          <table:table-cell table:style-name="ce20" office:value-type="string" calcext:value-type="string">
            <text:p>m/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rslt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std_wnd_dir</text:p>
          </table:table-cell>
          <table:table-cell table:style-name="ce20" office:value-type="string" calcext:value-type="string">
            <text:p>degrees</text:p>
          </table:table-cell>
          <table:table-cell table:style-name="ce35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0" office:value-type="string" calcext:value-type="string">
            <text:p>sonic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0" office:value-type="string" calcext:value-type="string">
            <text:p>CO2_ppm_Avg_Avg</text:p>
          </table:table-cell>
          <table:table-cell table:style-name="ce20" office:value-type="string" calcext:value-type="string">
            <text:p>ppm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0" office:value-type="string" calcext:value-type="string">
            <text:p>CO2_mg_m3_Avg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mass concentr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CO2_mg_m3_Std</text:p>
          </table:table-cell>
          <table:table-cell table:style-name="ce20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CO2 mass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CO2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CO2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H2O_g_kg_Avg</text:p>
          </table:table-cell>
          <table:table-cell table:style-name="ce20" office:value-type="string" calcext:value-type="string">
            <text:p>g/kg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ixing ratio</text:p>
          </table:table-cell>
          <table:table-cell table:style-name="ce20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H2O_g_m3_Avg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0" office:value-type="string" calcext:value-type="string">
            <text:p>H2O_g_m3_Std</text:p>
          </table:table-cell>
          <table:table-cell table:style-name="ce20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0" office:value-type="string" calcext:value-type="string">
            <text:p>std. dev. of H2O molar conc.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0" office:value-type="string" calcext:value-type="string">
            <text:p>H2O_signal_Avg</text:p>
          </table:table-cell>
          <table:table-cell table:style-name="ce20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ignal qual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0" office:value-type="string" calcext:value-type="string">
            <text:p>amb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amb_press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barometric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irga_uptime</text:p>
          </table:table-cell>
          <table:table-cell table:style-name="ce20" office:value-type="string" calcext:value-type="string">
            <text:p>unity</text:p>
          </table:table-cell>
          <table:table-cell table:style-name="ce35" office:value-type="string" calcext:value-type="string">
            <text:p>Smp+</text:p>
          </table:table-cell>
          <table:table-cell table:style-name="ce20" office:value-type="string" calcext:value-type="string">
            <text:p>ratio of samples/possible</text:p>
          </table:table-cell>
          <table:table-cell table:style-name="ce20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0" office:value-type="string" calcext:value-type="string">
            <text:p>T_hmp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ambient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RH_hmp_Avg</text:p>
          </table:table-cell>
          <table:table-cell table:style-name="ce20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0" office:value-type="string" calcext:value-type="string">
            <text:p>mean relative humidity</text:p>
          </table:table-cell>
          <table:table-cell table:style-name="ce20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e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vapor press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0" office:value-type="string" calcext:value-type="string">
            <text:p>e_sat_hmp_Avg</text:p>
          </table:table-cell>
          <table:table-cell table:style-name="ce20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H2O saturation VP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0" office:value-type="string" calcext:value-type="string">
            <text:p>Rn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Rn_meas_Avg</text:p>
          </table:table-cell>
          <table:table-cell table:style-name="ce20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net radia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0" office:value-type="string" calcext:value-type="string">
            <text:p>PAR_totflx_Tot</text:p>
          </table:table-cell>
          <table:table-cell table:style-name="ce20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flux density</text:p>
          </table:table-cell>
          <table:table-cell table:style-name="ce20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PAR_flxdens_Avg</text:p>
          </table:table-cell>
          <table:table-cell table:style-name="ce20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average flux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Met1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mean horizontal wind speed</text:p>
          </table:table-cell>
          <table:table-cell table:style-name="ce20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Met1_rslt_wnd_spd</text:p>
          </table:table-cell>
          <table:table-cell table:style-name="ce20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horizontal WS</text:p>
          </table:table-cell>
          <table:table-cell table:style-name="ce37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Met1_rslt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std. dev. of wind speed</text:p>
          </table:table-cell>
          <table:table-cell table:style-name="ce20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et1_std_wnd_dir</text:p>
          </table:table-cell>
          <table:table-cell table:style-name="ce20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0" office:value-type="string" calcext:value-type="string">
            <text:p>resultant mean wind direction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Rain_mm_Tot</text:p>
          </table:table-cell>
          <table:table-cell table:style-name="ce20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total precipitation</text:p>
          </table:table-cell>
          <table:table-cell table:style-name="ce20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dielectric permittivity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volumetric water content</text:p>
          </table:table-cell>
          <table:table-cell table:style-name="ce20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35" office:value-type="string" calcext:value-type="string">
            <text:p>Avg</text:p>
          </table:table-cell>
          <table:table-cell table:style-name="ce20" office:value-type="string" calcext:value-type="string">
            <text:p>mean soil heat flux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35" office:value-type="string" calcext:value-type="string">
            <text:p>Smp</text:p>
          </table:table-cell>
          <table:table-cell table:style-name="ce20" office:value-type="string" calcext:value-type="string">
            <text:p>associated sensitivity valu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panel_tmpr_Avg</text:p>
          </table:table-cell>
          <table:table-cell table:style-name="ce20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logger panel temperature</text:p>
          </table:table-cell>
          <table:table-cell table:style-name="ce20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batt_volt_Avg</text:p>
          </table:table-cell>
          <table:table-cell table:style-name="ce20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0" office:value-type="string" calcext:value-type="string">
            <text:p>mean supply voltage</text:p>
          </table:table-cell>
          <table:table-cell table:style-name="ce20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4"/>
          <table:table-cell table:number-columns-repeated="1016"/>
        </table:table-row>
        <table:table-row table:style-name="ro3">
          <table:table-cell/>
          <table:table-cell table:style-name="ce33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4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2:09:31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4T22:11:50.207000000</dc:date>
    <meta:editing-duration>P1DT9H28M46S</meta:editing-duration>
    <meta:editing-cycles>54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